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49pt"/>
    </style:style>
    <style:style style:name="co2" style:family="table-column">
      <style:table-column-properties fo:break-before="auto" style:column-width="98.5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33.85pt"/>
    </style:style>
    <style:style style:name="co5" style:family="table-column">
      <style:table-column-properties fo:break-before="auto" style:column-width="35.3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dition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Gadsd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Tuscaloos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Spelled Tuscalooso in all prior editions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Brink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t Smit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t Smi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Sanitarium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Restaurant</text:p>
          </table:table-cell>
          <table:table-cell office:value-type="float" office:value="10" calcext:value-type="float">
            <text:p>10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Beauty Parlor</text:p>
          </table:table-cell>
          <table:table-cell office:value-type="float" office:value="7" calcext:value-type="float">
            <text:p>7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Barber Shop</text:p>
          </table:table-cell>
          <table:table-cell office:value-type="float" office:value="7" calcext:value-type="float">
            <text:p>7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Garage category listed twice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ailor</text:p>
          </table:table-cell>
          <table:table-cell office:value-type="float" office:value="5" calcext:value-type="float">
            <text:p>5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South Camde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dys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Russell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Restaurants category listed without an address or name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Nogale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Yum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Yum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Imperia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otel</text:p>
          </table:table-cell>
          <table:table-cell office:value-type="float" office:value="11" calcext:value-type="float">
            <text:p>1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Motel</text:p>
          </table:table-cell>
          <table:table-cell office:value-type="float" office:value="5" calcext:value-type="float">
            <text:p>5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estaurant</text:p>
          </table:table-cell>
          <table:table-cell office:value-type="float" office:value="10" calcext:value-type="float">
            <text:p>10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avern</text:p>
          </table:table-cell>
          <table:table-cell office:value-type="float" office:value="7" calcext:value-type="float">
            <text:p>7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Night Club</text:p>
          </table:table-cell>
          <table:table-cell office:value-type="float" office:value="8" calcext:value-type="float">
            <text:p>8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Service Station</text:p>
          </table:table-cell>
          <table:table-cell office:value-type="float" office:value="15" calcext:value-type="float">
            <text:p>15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Drug Store</text:p>
          </table:table-cell>
          <table:table-cell office:value-type="float" office:value="5" calcext:value-type="float">
            <text:p>5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eal Estat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ake Elsimor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Town listed as Elsinore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Hollywoo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Needles</text:p>
          </table:table-cell>
          <table:table-cell office:value-type="string" calcext:value-type="string">
            <text:p>M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err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ta Monic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Tular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Tular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Vallej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Victor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Tourist Homes category listed twice, but with repeated address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Restaurant</text:p>
          </table:table-cell>
          <table:table-cell office:value-type="float" office:value="12" calcext:value-type="float">
            <text:p>1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Restaurants category listed twice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Drug Store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Green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La Junt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La Ma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La Ma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Merid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Lond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outh Norwal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est Have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est Hav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14" calcext:value-type="float">
            <text:p>1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vern</text:p>
          </table:table-cell>
          <table:table-cell office:value-type="float" office:value="6" calcext:value-type="float">
            <text:p>6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12" calcext:value-type="float">
            <text:p>1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elray Beac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ebr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outh Jackson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t. Augustin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Tavern</text:p>
          </table:table-cell>
          <table:table-cell office:value-type="float" office:value="6" calcext:value-type="float">
            <text:p>6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axi Cab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Eastma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Tourist Cabins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tatesbo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Pocatell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Hotel</text:p>
          </table:table-cell>
          <table:table-cell office:value-type="float" office:value="21" calcext:value-type="float">
            <text:p>2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Restaurant</text:p>
          </table:table-cell>
          <table:table-cell office:value-type="float" office:value="7" calcext:value-type="float">
            <text:p>7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art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lkhar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Town listed twice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Dry Cleaning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rench Li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Restaurant</text:p>
          </table:table-cell>
          <table:table-cell office:value-type="float" office:value="11" calcext:value-type="float">
            <text:p>1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Beauty Parlor</text:p>
          </table:table-cell>
          <table:table-cell office:value-type="float" office:value="19" calcext:value-type="float">
            <text:p>19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avern</text:p>
          </table:table-cell>
          <table:table-cell office:value-type="float" office:value="15" calcext:value-type="float">
            <text:p>15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Caf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ailor</text:p>
          </table:table-cell>
          <table:table-cell office:value-type="float" office:value="5" calcext:value-type="float">
            <text:p>5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Liquor Store</text:p>
          </table:table-cell>
          <table:table-cell office:value-type="float" office:value="8" calcext:value-type="float">
            <text:p>8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Jefferso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Drive I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Kokom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ichigan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unc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Terre Haut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West Baden Spring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Cedar Rapid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Restaurant</text:p>
          </table:table-cell>
          <table:table-cell office:value-type="float" office:value="12" calcext:value-type="float">
            <text:p>1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ubuqu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Ottumw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Sioux Cit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Sioux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Waterlo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Atchi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Atchis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Atchis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Bethel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Bogu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Coffey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Concord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Empor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Edward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Fort Scot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Fort Scot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Hiawath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Hutchin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Junction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Junction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rne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rne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rne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eavenwort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Parson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Bowling Gre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Hopkins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incoln 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Restaurant</text:p>
          </table:table-cell>
          <table:table-cell office:value-type="float" office:value="13" calcext:value-type="float">
            <text:p>1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ogalus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ke Charle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ke Charl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rgan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ind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arre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Hotel</text:p>
          </table:table-cell>
          <table:table-cell office:value-type="float" office:value="13" calcext:value-type="float">
            <text:p>1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Restaurant</text:p>
          </table:table-cell>
          <table:table-cell office:value-type="float" office:value="11" calcext:value-type="float">
            <text:p>1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vern</text:p>
          </table:table-cell>
          <table:table-cell office:value-type="float" office:value="9" calcext:value-type="float">
            <text:p>9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Tavern category listed twice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Night Club</text:p>
          </table:table-cell>
          <table:table-cell office:value-type="float" office:value="10" calcext:value-type="float">
            <text:p>10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xi Cab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Iber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Opelcusa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cotland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ourist Cabins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Gardnie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Old Orcha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West Scarbo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Tavern</text:p>
          </table:table-cell>
          <table:table-cell office:value-type="float" office:value="6" calcext:value-type="float">
            <text:p>6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Night Club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Liquor Store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Hagerstow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Hagers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Havre de Gra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Princess Ann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Sparrows Point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Sparrows Poi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Turners Stati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Turners Stati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Upper Marlbor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Attlebo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Tourist Home</text:p>
          </table:table-cell>
          <table:table-cell office:value-type="float" office:value="9" calcext:value-type="float">
            <text:p>9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Restaurant</text:p>
          </table:table-cell>
          <table:table-cell office:value-type="float" office:value="11" calcext:value-type="float">
            <text:p>1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Beauty Parlor</text:p>
          </table:table-cell>
          <table:table-cell office:value-type="float" office:value="21" calcext:value-type="float">
            <text:p>2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Tailor</text:p>
          </table:table-cell>
          <table:table-cell office:value-type="float" office:value="6" calcext:value-type="float">
            <text:p>6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Everett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Great Barr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Hyam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North Adam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North Camb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Needham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Pittsfield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andolp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Beauty Parlor</text:p>
          </table:table-cell>
          <table:table-cell office:value-type="float" office:value="11" calcext:value-type="float">
            <text:p>1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outh Han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outh Hanson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wampscot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areham</text:p>
          </table:table-cell>
          <table:table-cell office:value-type="string" calcext:value-type="string">
            <text:p>Tourist Cabins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Cape Cod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ttle Creek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enton Harbo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itle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Ranch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Cover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Hotel</text:p>
          </table:table-cell>
          <table:table-cell office:value-type="float" office:value="23" calcext:value-type="float">
            <text:p>2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Tavern</text:p>
          </table:table-cell>
          <table:table-cell office:value-type="float" office:value="8" calcext:value-type="float">
            <text:p>8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Night Club</text:p>
          </table:table-cell>
          <table:table-cell office:value-type="float" office:value="5" calcext:value-type="float">
            <text:p>5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Drug Store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Grand Juncti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Tourist Home</text:p>
          </table:table-cell>
          <table:table-cell office:value-type="float" office:value="8" calcext:value-type="float">
            <text:p>8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One restaurant also mentioned as Tavern, but spelled differently (Rosanna’s Rosana)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Lansin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Muskeg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Oscod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Saginaw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South Haven 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Vandal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Vandal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Three River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Nil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Liquor Store</text:p>
          </table:table-cell>
          <table:table-cell office:value-type="float" office:value="7" calcext:value-type="float">
            <text:p>7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Clou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Clou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Liquor Store</text:p>
          </table:table-cell>
          <table:table-cell office:value-type="float" office:value="8" calcext:value-type="float">
            <text:p>8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Biloxi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D'Lo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Hattiesbur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acomb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ndenhall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ound Bayou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ound Bayou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Yazoo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Yazoo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ape Giradeau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xcelsior Springs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Hanniba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opli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Hotel</text:p>
          </table:table-cell>
          <table:table-cell office:value-type="float" office:value="8" calcext:value-type="float">
            <text:p>8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estaurant</text:p>
          </table:table-cell>
          <table:table-cell office:value-type="float" office:value="12" calcext:value-type="float">
            <text:p>1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eauty Parlor</text:p>
          </table:table-cell>
          <table:table-cell office:value-type="float" office:value="12" calcext:value-type="float">
            <text:p>1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Liquor Store</text:p>
          </table:table-cell>
          <table:table-cell office:value-type="float" office:value="12" calcext:value-type="float">
            <text:p>1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Drug Store</text:p>
          </table:table-cell>
          <table:table-cell office:value-type="float" office:value="7" calcext:value-type="float">
            <text:p>7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Moberl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Hotel</text:p>
          </table:table-cell>
          <table:table-cell office:value-type="float" office:value="11" calcext:value-type="float">
            <text:p>1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Restaurant</text:p>
          </table:table-cell>
          <table:table-cell office:value-type="float" office:value="15" calcext:value-type="float">
            <text:p>15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Beauty Parlor</text:p>
          </table:table-cell>
          <table:table-cell office:value-type="float" office:value="30" calcext:value-type="float">
            <text:p>30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vern</text:p>
          </table:table-cell>
          <table:table-cell office:value-type="float" office:value="12" calcext:value-type="float">
            <text:p>1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Night Club</text:p>
          </table:table-cell>
          <table:table-cell office:value-type="float" office:value="6" calcext:value-type="float">
            <text:p>6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Service Station</text:p>
          </table:table-cell>
          <table:table-cell office:value-type="float" office:value="5" calcext:value-type="float">
            <text:p>5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Drug Store</text:p>
          </table:table-cell>
          <table:table-cell office:value-type="float" office:value="6" calcext:value-type="float">
            <text:p>6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Service Station</text:p>
          </table:table-cell>
          <table:table-cell office:value-type="float" office:value="5" calcext:value-type="float">
            <text:p>5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table:style-name="ce1" office:value-type="string" calcext:value-type="string">
            <text:p>Category is missing. Very similar name and same address listed as Tourist Home in 1941.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Drug Store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Scottsbluff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Scottsbluff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Scottsbluff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Hotel</text:p>
          </table:table-cell>
          <table:table-cell office:value-type="float" office:value="13" calcext:value-type="float">
            <text:p>13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1 ad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Tourist Home</text:p>
          </table:table-cell>
          <table:table-cell office:value-type="float" office:value="10" calcext:value-type="float">
            <text:p>10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Tavern</text:p>
          </table:table-cell>
          <table:table-cell office:value-type="float" office:value="22" calcext:value-type="float">
            <text:p>2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ell Mead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loomfiel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ridge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1 is Chinese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ton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ightstow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isted as Beauty parlor. But same address listed as School of Beauty Culture in 1950.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eyport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ennelwort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kewoo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ong Branch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gnol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hwa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mouth Juncti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1 is Chinese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avern</text:p>
          </table:table-cell>
          <table:table-cell office:value-type="float" office:value="25" calcext:value-type="float">
            <text:p>25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Night Club</text:p>
          </table:table-cell>
          <table:table-cell office:value-type="float" office:value="10" calcext:value-type="float">
            <text:p>10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cean Cit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1 is Chinese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ulsbor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erth Ambo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erth Ambo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oint Pleasan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ine Broo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ine Broo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ine Broo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ain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ainfiel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ahway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osel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ea Brigh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eaware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hrewsbur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ummi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oms Riv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oodbur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est Pleasantville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Restaurant</text:p>
          </table:table-cell>
          <table:table-cell office:value-type="float" office:value="13" calcext:value-type="float">
            <text:p>13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1 is Chinese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Beauty Parlor</text:p>
          </table:table-cell>
          <table:table-cell office:value-type="float" office:value="13" calcext:value-type="float">
            <text:p>1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vern</text:p>
          </table:table-cell>
          <table:table-cell office:value-type="float" office:value="17" calcext:value-type="float">
            <text:p>17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Tavern category listed twice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ilor</text:p>
          </table:table-cell>
          <table:table-cell office:value-type="float" office:value="9" calcext:value-type="float">
            <text:p>9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asting-on-the-Huds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Ithaca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Glen Fall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estow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echanic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Tourist Home</text:p>
          </table:table-cell>
          <table:table-cell office:value-type="float" office:value="9" calcext:value-type="float">
            <text:p>9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yac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rt Jerv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ughkeepsi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aratoga Spring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chenectad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Barber Shop</text:p>
          </table:table-cell>
          <table:table-cell office:value-type="float" office:value="6" calcext:value-type="float">
            <text:p>6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Drug Store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Utic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34" calcext:value-type="float">
            <text:p>34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Harlem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30" calcext:value-type="float">
            <text:p>30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Harlem, 1 is chinese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Floris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Harlem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10" calcext:value-type="float">
            <text:p>10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arber Shop</text:p>
          </table:table-cell>
          <table:table-cell office:value-type="float" office:value="17" calcext:value-type="float">
            <text:p>17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88" calcext:value-type="float">
            <text:p>88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15" calcext:value-type="float">
            <text:p>15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Harlem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19" calcext:value-type="float">
            <text:p>19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Garage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10" calcext:value-type="float">
            <text:p>10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Dance Hall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Brooklyn, 2 are chinese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7" calcext:value-type="float">
            <text:p>7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41" calcext:value-type="float">
            <text:p>4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8" calcext:value-type="float">
            <text:p>8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26" calcext:value-type="float">
            <text:p>26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allroom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 Brigh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Staten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 Brigh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Staten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 Brigh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Staten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 Brighton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Staten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 Brigh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Staten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sfor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orth Tarrytow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Yonker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Elko</text:p>
          </table:table-cell>
          <table:table-cell office:value-type="string" calcext:value-type="string">
            <text:p>M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White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Gallup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Las Cruc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Lordsburg</text:p>
          </table:table-cell>
          <table:table-cell office:value-type="string" calcext:value-type="string">
            <text:p>M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Rosewell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Rosewel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Tucumcari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Tucumcari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Tucumcari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Bladenbor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Service Station</text:p>
          </table:table-cell>
          <table:table-cell office:value-type="float" office:value="7" calcext:value-type="float">
            <text:p>7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Tailor</text:p>
          </table:table-cell>
          <table:table-cell office:value-type="float" office:value="6" calcext:value-type="float">
            <text:p>6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 Cit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 Cit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nfiel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Restaurant</text:p>
          </table:table-cell>
          <table:table-cell office:value-type="float" office:value="7" calcext:value-type="float">
            <text:p>7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1 is ad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oldsbor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oldsbor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oldsbor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oldsbor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allsbor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amlet</text:p>
          </table:table-cell>
          <table:table-cell office:value-type="string" calcext:value-type="string">
            <text:p>Tourist Cabins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igh Poin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Little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Lillingt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Mt. Oliv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Restaurant</text:p>
          </table:table-cell>
          <table:table-cell office:value-type="float" office:value="7" calcext:value-type="float">
            <text:p>7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ailor</text:p>
          </table:table-cell>
          <table:table-cell office:value-type="float" office:value="6" calcext:value-type="float">
            <text:p>6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isted as Tailors addresses possibly duplicated Hotels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Pinehurs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Same name listed under Service Station as well.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Pinehurst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Same name listed under Tourist Home as well.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ocky Mou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ocky Mount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hite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eld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eauty Parlor</text:p>
          </table:table-cell>
          <table:table-cell office:value-type="float" office:value="15" calcext:value-type="float">
            <text:p>15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xi Cab</text:p>
          </table:table-cell>
          <table:table-cell office:value-type="float" office:value="6" calcext:value-type="float">
            <text:p>6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Restaurant</text:p>
          </table:table-cell>
          <table:table-cell office:value-type="float" office:value="19" calcext:value-type="float">
            <text:p>19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1 is Chinese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Beauty Parlor</text:p>
          </table:table-cell>
          <table:table-cell office:value-type="float" office:value="20" calcext:value-type="float">
            <text:p>20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Barber Shop</text:p>
          </table:table-cell>
          <table:table-cell office:value-type="float" office:value="10" calcext:value-type="float">
            <text:p>10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vern</text:p>
          </table:table-cell>
          <table:table-cell office:value-type="float" office:value="12" calcext:value-type="float">
            <text:p>1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Drug Store</text:p>
          </table:table-cell>
          <table:table-cell office:value-type="float" office:value="6" calcext:value-type="float">
            <text:p>6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Garage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12" calcext:value-type="float">
            <text:p>1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Restaurant</text:p>
          </table:table-cell>
          <table:table-cell office:value-type="float" office:value="14" calcext:value-type="float">
            <text:p>1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avern</text:p>
          </table:table-cell>
          <table:table-cell office:value-type="float" office:value="9" calcext:value-type="float">
            <text:p>9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Night Club</text:p>
          </table:table-cell>
          <table:table-cell office:value-type="float" office:value="9" calcext:value-type="float">
            <text:p>9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Beauty Parlor</text:p>
          </table:table-cell>
          <table:table-cell office:value-type="float" office:value="14" calcext:value-type="float">
            <text:p>1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Lorai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Lorai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riet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Oberli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andusk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andusk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teube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Night Club</text:p>
          </table:table-cell>
          <table:table-cell office:value-type="float" office:value="7" calcext:value-type="float">
            <text:p>7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Bole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Chickash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Guthri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Sanitarium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toon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Bedford Sprig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oat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resc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Darb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Eer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Getty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Germantown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Germantown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Germantown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isted under Beauty Parlor, but same addresses that have been Tourist Homes the 1947 and before.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New Cast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Oil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Hotel</text:p>
          </table:table-cell>
          <table:table-cell office:value-type="float" office:value="25" calcext:value-type="float">
            <text:p>25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Restaurant</text:p>
          </table:table-cell>
          <table:table-cell office:value-type="float" office:value="7" calcext:value-type="float">
            <text:p>7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Beauty Parlor</text:p>
          </table:table-cell>
          <table:table-cell office:value-type="float" office:value="10" calcext:value-type="float">
            <text:p>10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avern</text:p>
          </table:table-cell>
          <table:table-cell office:value-type="float" office:value="26" calcext:value-type="float">
            <text:p>26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ight Club</text:p>
          </table:table-cell>
          <table:table-cell office:value-type="float" office:value="7" calcext:value-type="float">
            <text:p>7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haron Hi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liamspor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kes Barr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tlantic Bea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Beaufort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Restaurant</text:p>
          </table:table-cell>
          <table:table-cell office:value-type="float" office:value="8" calcext:value-type="float">
            <text:p>8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ross Hil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yrtle Beach</text:p>
          </table:table-cell>
          <table:table-cell office:value-type="string" calcext:value-type="string">
            <text:p>Motor Cour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Orangeburg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Rock Hill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Sioux Fall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Liquor Store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School of Beauty Cultur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urfreesbor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ecreation Club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Restaurant</text:p>
          </table:table-cell>
          <table:table-cell office:value-type="float" office:value="7" calcext:value-type="float">
            <text:p>7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1 is Chinese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Beauty Parlor</text:p>
          </table:table-cell>
          <table:table-cell office:value-type="float" office:value="6" calcext:value-type="float">
            <text:p>6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Drug Store</text:p>
          </table:table-cell>
          <table:table-cell office:value-type="float" office:value="6" calcext:value-type="float">
            <text:p>6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ort Arthur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ort Arthu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ort Arthur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Beauty Parlor</text:p>
          </table:table-cell>
          <table:table-cell office:value-type="float" office:value="14" calcext:value-type="float">
            <text:p>1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Dry Cleaning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yler 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M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xahachi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ichita Fall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ichita Fall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Odg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North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Rut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uckroe Bea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uckroe Beach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ristian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rrison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ewlet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ura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1 is ad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Service Station</text:p>
          </table:table-cell>
          <table:table-cell office:value-type="float" office:value="5" calcext:value-type="float">
            <text:p>5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outh Hil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Tappahannock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Taxi Cab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lliams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Everet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Hotel</text:p>
          </table:table-cell>
          <table:table-cell office:value-type="float" office:value="8" calcext:value-type="float">
            <text:p>8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Beauty Parlor</text:p>
          </table:table-cell>
          <table:table-cell office:value-type="float" office:value="6" calcext:value-type="float">
            <text:p>6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Tavern</text:p>
          </table:table-cell>
          <table:table-cell office:value-type="float" office:value="8" calcext:value-type="float">
            <text:p>8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Drug Store</text:p>
          </table:table-cell>
          <table:table-cell office:value-type="float" office:value="7" calcext:value-type="float">
            <text:p>7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Lett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1 is ad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luefiel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luefield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ourist Cabins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Address listed as Tourist Home in 1950 (NOT the same address listed as tourist home in 1949)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Lett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Sort of ad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larks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larks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“Lodging”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larksburg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larksburg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Fairmon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Fairmont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Fairmo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Graf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Graf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Graf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“Lodging”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in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“Guest House”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inton</text:p>
          </table:table-cell>
          <table:table-cell office:value-type="string" calcext:value-type="string">
            <text:p>Dry Cleaning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“Lodging”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Record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Institute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isted as Motel in 1950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Kimbal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Kimball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Kimbal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rgan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rgan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rgantow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“Lodging”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und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“Lodging”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Northfor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Northfor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Parkers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Prince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“Lodging”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Prince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East Raine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eir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“Lodging”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“Lodging”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ite Sulphur Springs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Tourist Cabins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“Lodging”, <text:s/>but same address listed as Tourist Cabin in 1950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Fond Du Lac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Oshkos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asp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awl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awlin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ock Spring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St.Georg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St.Georges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St.Georges</text:p>
          </table:table-cell>
          <table:table-cell office:value-type="string" calcext:value-type="string">
            <text:p>Bicycles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Penbrok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Jacal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Tamazuncha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Ixquimilipa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Cuernavac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co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co City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Hotel</text:p>
          </table:table-cell>
          <table:table-cell office:value-type="float" office:value="14" calcext:value-type="float">
            <text:p>1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Restaurant</text:p>
          </table:table-cell>
          <table:table-cell office:value-type="float" office:value="21" calcext:value-type="float">
            <text:p>2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Service Station</text:p>
          </table:table-cell>
          <table:table-cell office:value-type="float" office:value="6" calcext:value-type="float">
            <text:p>6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Garage</text:p>
          </table:table-cell>
          <table:table-cell office:value-type="float" office:value="10" calcext:value-type="float">
            <text:p>10</text:p>
          </table:table-cell>
          <table:table-cell office:value-type="float" office:value="1951" calcext:value-type="float">
            <text:p>195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5">00/00/0000</text:date>, <text:time style:data-style-name="N2" text:time-value="20:45:28.8201637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a Engel</meta:initial-creator>
    <meta:creation-date>2015-11-13T15:34:18.702778000</meta:creation-date>
    <dc:date>2018-08-05T20:46:04.781762172</dc:date>
    <dc:creator>Claudia Engel</dc:creator>
    <meta:editing-duration>P40DT23H6M59S</meta:editing-duration>
    <meta:editing-cycles>841</meta:editing-cycles>
    <meta:generator>LibreOffice/6.0.2.1$MacOSX_X86_64 LibreOffice_project/f7f06a8f319e4b62f9bc5095aa112a65d2f3ac89</meta:generator>
    <meta:document-statistic meta:table-count="1" meta:cell-count="8666" meta:object-count="0"/>
  </office:meta>
</office:document-meta>
</file>